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ADFF2F"/>
    </style:style>
    <style:style style:name="ce4" style:family="table-cell" style:parent-style-name="Default" style:data-style-name="N26"/>
    <style:style style:name="ce5" style:family="table-cell" style:parent-style-name="Default" style:data-style-name="N0">
      <style:table-cell-properties fo:background-color="#808080"/>
      <style:text-properties fo:color="#FFFFFF"/>
    </style:style>
    <style:style style:name="ce6" style:family="table-cell" style:parent-style-name="Tecan.At.Excel.Error" style:data-style-name="N0">
      <style:table-cell-properties style:vertical-align="automatic" fo:background-color="#FF0000" style:cell-protect="protected"/>
      <style:text-properties fo:color="#FFFFFF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0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resources, 3.9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ExcelOutput.resources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0:50:3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Transparent Polystyrene Cat. No.: 655101/655161/655192 [GRE96ft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10M0S" table:style-name="ce4">
            <text:p>00:10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07" table:style-name="ce1">
            <text:p>107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-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0:50:5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office:value-type="float" office:value="34" table:style-name="ce5">
            <text:p>34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9" table:style-name="ce5">
            <text:p>39</text:p>
          </table:table-cell>
          <table:table-cell office:value-type="float" office:value="40" table:style-name="ce5">
            <text:p>40</text:p>
          </table:table-cell>
          <table:table-cell office:value-type="float" office:value="41" table:style-name="ce5">
            <text:p>41</text:p>
          </table:table-cell>
          <table:table-cell office:value-type="float" office:value="42" table:style-name="ce5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2" table:style-name="ce5">
            <text:p>52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float" office:value="57" table:style-name="ce5">
            <text:p>57</text:p>
          </table:table-cell>
          <table:table-cell office:value-type="float" office:value="58" table:style-name="ce5">
            <text:p>58</text:p>
          </table:table-cell>
          <table:table-cell office:value-type="float" office:value="59" table:style-name="ce5">
            <text:p>59</text:p>
          </table:table-cell>
          <table:table-cell office:value-type="float" office:value="60" table:style-name="ce5">
            <text:p>60</text:p>
          </table:table-cell>
          <table:table-cell office:value-type="float" office:value="61" table:style-name="ce5">
            <text:p>6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260" table:style-name="ce1">
            <text:p>26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320" table:style-name="ce1">
            <text:p>320</text:p>
          </table:table-cell>
          <table:table-cell office:value-type="float" office:value="330" table:style-name="ce1">
            <text:p>330</text:p>
          </table:table-cell>
          <table:table-cell office:value-type="float" office:value="340" table:style-name="ce1">
            <text:p>340</text:p>
          </table:table-cell>
          <table:table-cell office:value-type="float" office:value="350" table:style-name="ce1">
            <text:p>350</text:p>
          </table:table-cell>
          <table:table-cell office:value-type="float" office:value="360" table:style-name="ce1">
            <text:p>360</text:p>
          </table:table-cell>
          <table:table-cell office:value-type="float" office:value="370" table:style-name="ce1">
            <text:p>370</text:p>
          </table:table-cell>
          <table:table-cell office:value-type="float" office:value="380" table:style-name="ce1">
            <text:p>380</text:p>
          </table:table-cell>
          <table:table-cell office:value-type="float" office:value="390" table:style-name="ce1">
            <text:p>390</text:p>
          </table:table-cell>
          <table:table-cell office:value-type="float" office:value="400" table:style-name="ce1">
            <text:p>400</text:p>
          </table:table-cell>
          <table:table-cell office:value-type="float" office:value="410" table:style-name="ce1">
            <text:p>410</text:p>
          </table:table-cell>
          <table:table-cell office:value-type="float" office:value="420" table:style-name="ce1">
            <text:p>420</text:p>
          </table:table-cell>
          <table:table-cell office:value-type="float" office:value="430" table:style-name="ce1">
            <text:p>430</text:p>
          </table:table-cell>
          <table:table-cell office:value-type="float" office:value="440" table:style-name="ce1">
            <text:p>440</text:p>
          </table:table-cell>
          <table:table-cell office:value-type="float" office:value="450" table:style-name="ce1">
            <text:p>45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480" table:style-name="ce1">
            <text:p>480</text:p>
          </table:table-cell>
          <table:table-cell office:value-type="float" office:value="490" table:style-name="ce1">
            <text:p>490</text:p>
          </table:table-cell>
          <table:table-cell office:value-type="float" office:value="500" table:style-name="ce1">
            <text:p>500</text:p>
          </table:table-cell>
          <table:table-cell office:value-type="float" office:value="510" table:style-name="ce1">
            <text:p>510</text:p>
          </table:table-cell>
          <table:table-cell office:value-type="float" office:value="520" table:style-name="ce1">
            <text:p>520</text:p>
          </table:table-cell>
          <table:table-cell office:value-type="float" office:value="530" table:style-name="ce1">
            <text:p>530</text:p>
          </table:table-cell>
          <table:table-cell office:value-type="float" office:value="540" table:style-name="ce1">
            <text:p>54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570" table:style-name="ce1">
            <text:p>570</text:p>
          </table:table-cell>
          <table:table-cell office:value-type="float" office:value="580.1" table:style-name="ce1">
            <text:p>580,1</text:p>
          </table:table-cell>
          <table:table-cell office:value-type="float" office:value="590" table:style-name="ce1">
            <text:p>590</text:p>
          </table:table-cell>
          <table:table-cell office:value-type="float" office:value="600" table:style-name="ce1">
            <text:p>600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+1.0</text:p>
          </table:table-cell>
          <table:table-cell office:value-type="float" office:value="44150" table:style-name="ce1">
            <text:p>44150</text:p>
          </table:table-cell>
          <table:table-cell office:value-type="float" office:value="45391" table:style-name="ce1">
            <text:p>45391</text:p>
          </table:table-cell>
          <table:table-cell office:value-type="float" office:value="46944" table:style-name="ce1">
            <text:p>46944</text:p>
          </table:table-cell>
          <table:table-cell office:value-type="float" office:value="47734" table:style-name="ce1">
            <text:p>47734</text:p>
          </table:table-cell>
          <table:table-cell office:value-type="float" office:value="48499" table:style-name="ce1">
            <text:p>48499</text:p>
          </table:table-cell>
          <table:table-cell office:value-type="float" office:value="49250" table:style-name="ce1">
            <text:p>49250</text:p>
          </table:table-cell>
          <table:table-cell office:value-type="float" office:value="49149" table:style-name="ce1">
            <text:p>49149</text:p>
          </table:table-cell>
          <table:table-cell office:value-type="float" office:value="50255" table:style-name="ce1">
            <text:p>50255</text:p>
          </table:table-cell>
          <table:table-cell office:value-type="float" office:value="51167" table:style-name="ce1">
            <text:p>51167</text:p>
          </table:table-cell>
          <table:table-cell office:value-type="float" office:value="51061" table:style-name="ce1">
            <text:p>51061</text:p>
          </table:table-cell>
          <table:table-cell office:value-type="float" office:value="51239" table:style-name="ce1">
            <text:p>51239</text:p>
          </table:table-cell>
          <table:table-cell office:value-type="float" office:value="51702" table:style-name="ce1">
            <text:p>51702</text:p>
          </table:table-cell>
          <table:table-cell office:value-type="float" office:value="52343" table:style-name="ce1">
            <text:p>52343</text:p>
          </table:table-cell>
          <table:table-cell office:value-type="float" office:value="51737" table:style-name="ce1">
            <text:p>51737</text:p>
          </table:table-cell>
          <table:table-cell office:value-type="float" office:value="53049" table:style-name="ce1">
            <text:p>53049</text:p>
          </table:table-cell>
          <table:table-cell office:value-type="float" office:value="53521" table:style-name="ce1">
            <text:p>53521</text:p>
          </table:table-cell>
          <table:table-cell office:value-type="float" office:value="53563" table:style-name="ce1">
            <text:p>53563</text:p>
          </table:table-cell>
          <table:table-cell office:value-type="float" office:value="54355" table:style-name="ce1">
            <text:p>54355</text:p>
          </table:table-cell>
          <table:table-cell office:value-type="float" office:value="54664" table:style-name="ce1">
            <text:p>54664</text:p>
          </table:table-cell>
          <table:table-cell office:value-type="float" office:value="55971" table:style-name="ce1">
            <text:p>55971</text:p>
          </table:table-cell>
          <table:table-cell office:value-type="float" office:value="56163" table:style-name="ce1">
            <text:p>56163</text:p>
          </table:table-cell>
          <table:table-cell office:value-type="float" office:value="56915" table:style-name="ce1">
            <text:p>56915</text:p>
          </table:table-cell>
          <table:table-cell office:value-type="float" office:value="57899" table:style-name="ce1">
            <text:p>57899</text:p>
          </table:table-cell>
          <table:table-cell office:value-type="float" office:value="58636" table:style-name="ce1">
            <text:p>58636</text:p>
          </table:table-cell>
          <table:table-cell office:value-type="float" office:value="58714" table:style-name="ce1">
            <text:p>58714</text:p>
          </table:table-cell>
          <table:table-cell office:value-type="float" office:value="59476" table:style-name="ce1">
            <text:p>59476</text:p>
          </table:table-cell>
          <table:table-cell office:value-type="float" office:value="60439" table:style-name="ce1">
            <text:p>60439</text:p>
          </table:table-cell>
          <table:table-cell office:value-type="float" office:value="60707" table:style-name="ce1">
            <text:p>60707</text:p>
          </table:table-cell>
          <table:table-cell office:value-type="float" office:value="61382" table:style-name="ce1">
            <text:p>61382</text:p>
          </table:table-cell>
          <table:table-cell office:value-type="float" office:value="61199" table:style-name="ce1">
            <text:p>61199</text:p>
          </table:table-cell>
          <table:table-cell office:value-type="float" office:value="62120" table:style-name="ce1">
            <text:p>62120</text:p>
          </table:table-cell>
          <table:table-cell office:value-type="float" office:value="62137" table:style-name="ce1">
            <text:p>62137</text:p>
          </table:table-cell>
          <table:table-cell office:value-type="float" office:value="61827" table:style-name="ce1">
            <text:p>61827</text:p>
          </table:table-cell>
          <table:table-cell office:value-type="float" office:value="62825" table:style-name="ce1">
            <text:p>62825</text:p>
          </table:table-cell>
          <table:table-cell office:value-type="float" office:value="62614" table:style-name="ce1">
            <text:p>62614</text:p>
          </table:table-cell>
          <table:table-cell office:value-type="float" office:value="62881" table:style-name="ce1">
            <text:p>62881</text:p>
          </table:table-cell>
          <table:table-cell office:value-type="float" office:value="63112" table:style-name="ce1">
            <text:p>63112</text:p>
          </table:table-cell>
          <table:table-cell office:value-type="float" office:value="62703" table:style-name="ce1">
            <text:p>62703</text:p>
          </table:table-cell>
          <table:table-cell office:value-type="float" office:value="63116" table:style-name="ce1">
            <text:p>63116</text:p>
          </table:table-cell>
          <table:table-cell office:value-type="float" office:value="63670" table:style-name="ce1">
            <text:p>63670</text:p>
          </table:table-cell>
          <table:table-cell office:value-type="float" office:value="64063" table:style-name="ce1">
            <text:p>64063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+1.0</text:p>
          </table:table-cell>
          <table:table-cell office:value-type="float" office:value="40536" table:style-name="ce1">
            <text:p>40536</text:p>
          </table:table-cell>
          <table:table-cell office:value-type="float" office:value="42192" table:style-name="ce1">
            <text:p>42192</text:p>
          </table:table-cell>
          <table:table-cell office:value-type="float" office:value="43628" table:style-name="ce1">
            <text:p>43628</text:p>
          </table:table-cell>
          <table:table-cell office:value-type="float" office:value="44364" table:style-name="ce1">
            <text:p>44364</text:p>
          </table:table-cell>
          <table:table-cell office:value-type="float" office:value="45235" table:style-name="ce1">
            <text:p>45235</text:p>
          </table:table-cell>
          <table:table-cell office:value-type="float" office:value="44894" table:style-name="ce1">
            <text:p>44894</text:p>
          </table:table-cell>
          <table:table-cell office:value-type="float" office:value="47195" table:style-name="ce1">
            <text:p>47195</text:p>
          </table:table-cell>
          <table:table-cell office:value-type="float" office:value="48033" table:style-name="ce1">
            <text:p>48033</text:p>
          </table:table-cell>
          <table:table-cell office:value-type="float" office:value="48488" table:style-name="ce1">
            <text:p>48488</text:p>
          </table:table-cell>
          <table:table-cell office:value-type="float" office:value="48951" table:style-name="ce1">
            <text:p>48951</text:p>
          </table:table-cell>
          <table:table-cell office:value-type="float" office:value="48745" table:style-name="ce1">
            <text:p>48745</text:p>
          </table:table-cell>
          <table:table-cell office:value-type="float" office:value="49681" table:style-name="ce1">
            <text:p>49681</text:p>
          </table:table-cell>
          <table:table-cell office:value-type="float" office:value="49809" table:style-name="ce1">
            <text:p>49809</text:p>
          </table:table-cell>
          <table:table-cell office:value-type="float" office:value="50390" table:style-name="ce1">
            <text:p>50390</text:p>
          </table:table-cell>
          <table:table-cell office:value-type="float" office:value="50759" table:style-name="ce1">
            <text:p>50759</text:p>
          </table:table-cell>
          <table:table-cell office:value-type="float" office:value="51130" table:style-name="ce1">
            <text:p>51130</text:p>
          </table:table-cell>
          <table:table-cell office:value-type="float" office:value="51681" table:style-name="ce1">
            <text:p>51681</text:p>
          </table:table-cell>
          <table:table-cell office:value-type="float" office:value="51670" table:style-name="ce1">
            <text:p>51670</text:p>
          </table:table-cell>
          <table:table-cell office:value-type="float" office:value="52056" table:style-name="ce1">
            <text:p>52056</text:p>
          </table:table-cell>
          <table:table-cell office:value-type="float" office:value="53174" table:style-name="ce1">
            <text:p>53174</text:p>
          </table:table-cell>
          <table:table-cell office:value-type="float" office:value="52426" table:style-name="ce1">
            <text:p>52426</text:p>
          </table:table-cell>
          <table:table-cell office:value-type="float" office:value="52935" table:style-name="ce1">
            <text:p>52935</text:p>
          </table:table-cell>
          <table:table-cell office:value-type="float" office:value="53643" table:style-name="ce1">
            <text:p>53643</text:p>
          </table:table-cell>
          <table:table-cell office:value-type="float" office:value="53390" table:style-name="ce1">
            <text:p>53390</text:p>
          </table:table-cell>
          <table:table-cell office:value-type="float" office:value="53915" table:style-name="ce1">
            <text:p>53915</text:p>
          </table:table-cell>
          <table:table-cell office:value-type="float" office:value="53819" table:style-name="ce1">
            <text:p>53819</text:p>
          </table:table-cell>
          <table:table-cell office:value-type="float" office:value="54505" table:style-name="ce1">
            <text:p>54505</text:p>
          </table:table-cell>
          <table:table-cell office:value-type="float" office:value="54380" table:style-name="ce1">
            <text:p>54380</text:p>
          </table:table-cell>
          <table:table-cell office:value-type="float" office:value="54967" table:style-name="ce1">
            <text:p>54967</text:p>
          </table:table-cell>
          <table:table-cell office:value-type="float" office:value="54816" table:style-name="ce1">
            <text:p>54816</text:p>
          </table:table-cell>
          <table:table-cell office:value-type="float" office:value="54948" table:style-name="ce1">
            <text:p>54948</text:p>
          </table:table-cell>
          <table:table-cell office:value-type="float" office:value="54891" table:style-name="ce1">
            <text:p>54891</text:p>
          </table:table-cell>
          <table:table-cell office:value-type="float" office:value="54841" table:style-name="ce1">
            <text:p>54841</text:p>
          </table:table-cell>
          <table:table-cell office:value-type="float" office:value="55455" table:style-name="ce1">
            <text:p>55455</text:p>
          </table:table-cell>
          <table:table-cell office:value-type="float" office:value="55096" table:style-name="ce1">
            <text:p>55096</text:p>
          </table:table-cell>
          <table:table-cell office:value-type="float" office:value="55727" table:style-name="ce1">
            <text:p>55727</text:p>
          </table:table-cell>
          <table:table-cell office:value-type="float" office:value="55672" table:style-name="ce1">
            <text:p>55672</text:p>
          </table:table-cell>
          <table:table-cell office:value-type="float" office:value="55973" table:style-name="ce1">
            <text:p>55973</text:p>
          </table:table-cell>
          <table:table-cell office:value-type="float" office:value="55763" table:style-name="ce1">
            <text:p>55763</text:p>
          </table:table-cell>
          <table:table-cell office:value-type="float" office:value="55472" table:style-name="ce1">
            <text:p>55472</text:p>
          </table:table-cell>
          <table:table-cell office:value-type="float" office:value="56237" table:style-name="ce1">
            <text:p>56237</text:p>
          </table:table-cell>
          <table:table-cell office:value-type="float" office:value="56107" table:style-name="ce1">
            <text:p>56107</text:p>
          </table:table-cell>
          <table:table-cell office:value-type="float" office:value="56386" table:style-name="ce1">
            <text:p>56386</text:p>
          </table:table-cell>
          <table:table-cell office:value-type="float" office:value="56565" table:style-name="ce1">
            <text:p>56565</text:p>
          </table:table-cell>
          <table:table-cell office:value-type="float" office:value="56959" table:style-name="ce1">
            <text:p>56959</text:p>
          </table:table-cell>
          <table:table-cell office:value-type="float" office:value="57157" table:style-name="ce1">
            <text:p>57157</text:p>
          </table:table-cell>
          <table:table-cell office:value-type="float" office:value="57797" table:style-name="ce1">
            <text:p>57797</text:p>
          </table:table-cell>
          <table:table-cell office:value-type="float" office:value="57800" table:style-name="ce1">
            <text:p>57800</text:p>
          </table:table-cell>
          <table:table-cell office:value-type="float" office:value="57993" table:style-name="ce1">
            <text:p>57993</text:p>
          </table:table-cell>
          <table:table-cell office:value-type="float" office:value="57994" table:style-name="ce1">
            <text:p>57994</text:p>
          </table:table-cell>
          <table:table-cell office:value-type="float" office:value="57979" table:style-name="ce1">
            <text:p>57979</text:p>
          </table:table-cell>
          <table:table-cell office:value-type="float" office:value="58849" table:style-name="ce1">
            <text:p>58849</text:p>
          </table:table-cell>
          <table:table-cell office:value-type="float" office:value="58589" table:style-name="ce1">
            <text:p>58589</text:p>
          </table:table-cell>
          <table:table-cell office:value-type="float" office:value="59206" table:style-name="ce1">
            <text:p>59206</text:p>
          </table:table-cell>
          <table:table-cell office:value-type="float" office:value="59378" table:style-name="ce1">
            <text:p>59378</text:p>
          </table:table-cell>
          <table:table-cell office:value-type="float" office:value="59729" table:style-name="ce1">
            <text:p>59729</text:p>
          </table:table-cell>
          <table:table-cell office:value-type="float" office:value="60413" table:style-name="ce1">
            <text:p>60413</text:p>
          </table:table-cell>
          <table:table-cell office:value-type="float" office:value="60364" table:style-name="ce1">
            <text:p>60364</text:p>
          </table:table-cell>
          <table:table-cell office:value-type="float" office:value="60744" table:style-name="ce1">
            <text:p>60744</text:p>
          </table:table-cell>
          <table:table-cell office:value-type="float" office:value="61238" table:style-name="ce1">
            <text:p>61238</text:p>
          </table:table-cell>
          <table:table-cell office:value-type="float" office:value="61092" table:style-name="ce1">
            <text:p>61092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+1.0</text:p>
          </table:table-cell>
          <table:table-cell office:value-type="float" office:value="42951" table:style-name="ce1">
            <text:p>42951</text:p>
          </table:table-cell>
          <table:table-cell office:value-type="float" office:value="44260" table:style-name="ce1">
            <text:p>44260</text:p>
          </table:table-cell>
          <table:table-cell office:value-type="float" office:value="45018" table:style-name="ce1">
            <text:p>45018</text:p>
          </table:table-cell>
          <table:table-cell office:value-type="float" office:value="45777" table:style-name="ce1">
            <text:p>45777</text:p>
          </table:table-cell>
          <table:table-cell office:value-type="float" office:value="46026" table:style-name="ce1">
            <text:p>46026</text:p>
          </table:table-cell>
          <table:table-cell office:value-type="float" office:value="45888" table:style-name="ce1">
            <text:p>45888</text:p>
          </table:table-cell>
          <table:table-cell office:value-type="float" office:value="47445" table:style-name="ce1">
            <text:p>47445</text:p>
          </table:table-cell>
          <table:table-cell office:value-type="float" office:value="48184" table:style-name="ce1">
            <text:p>48184</text:p>
          </table:table-cell>
          <table:table-cell office:value-type="float" office:value="48716" table:style-name="ce1">
            <text:p>48716</text:p>
          </table:table-cell>
          <table:table-cell office:value-type="float" office:value="49402" table:style-name="ce1">
            <text:p>49402</text:p>
          </table:table-cell>
          <table:table-cell office:value-type="float" office:value="49858" table:style-name="ce1">
            <text:p>49858</text:p>
          </table:table-cell>
          <table:table-cell office:value-type="float" office:value="50783" table:style-name="ce1">
            <text:p>50783</text:p>
          </table:table-cell>
          <table:table-cell office:value-type="float" office:value="51184" table:style-name="ce1">
            <text:p>51184</text:p>
          </table:table-cell>
          <table:table-cell office:value-type="float" office:value="51565" table:style-name="ce1">
            <text:p>51565</text:p>
          </table:table-cell>
          <table:table-cell office:value-type="float" office:value="51492" table:style-name="ce1">
            <text:p>51492</text:p>
          </table:table-cell>
          <table:table-cell office:value-type="float" office:value="52003" table:style-name="ce1">
            <text:p>52003</text:p>
          </table:table-cell>
          <table:table-cell office:value-type="float" office:value="52196" table:style-name="ce1">
            <text:p>52196</text:p>
          </table:table-cell>
          <table:table-cell office:value-type="float" office:value="53472" table:style-name="ce1">
            <text:p>53472</text:p>
          </table:table-cell>
          <table:table-cell office:value-type="float" office:value="53900" table:style-name="ce1">
            <text:p>53900</text:p>
          </table:table-cell>
          <table:table-cell office:value-type="float" office:value="54639" table:style-name="ce1">
            <text:p>54639</text:p>
          </table:table-cell>
          <table:table-cell office:value-type="float" office:value="54115" table:style-name="ce1">
            <text:p>54115</text:p>
          </table:table-cell>
          <table:table-cell office:value-type="float" office:value="54823" table:style-name="ce1">
            <text:p>54823</text:p>
          </table:table-cell>
          <table:table-cell office:value-type="float" office:value="55981" table:style-name="ce1">
            <text:p>55981</text:p>
          </table:table-cell>
          <table:table-cell office:value-type="float" office:value="55285" table:style-name="ce1">
            <text:p>55285</text:p>
          </table:table-cell>
          <table:table-cell office:value-type="float" office:value="55361" table:style-name="ce1">
            <text:p>55361</text:p>
          </table:table-cell>
          <table:table-cell office:value-type="float" office:value="56225" table:style-name="ce1">
            <text:p>56225</text:p>
          </table:table-cell>
          <table:table-cell office:value-type="float" office:value="56416" table:style-name="ce1">
            <text:p>56416</text:p>
          </table:table-cell>
          <table:table-cell office:value-type="float" office:value="56078" table:style-name="ce1">
            <text:p>56078</text:p>
          </table:table-cell>
          <table:table-cell office:value-type="float" office:value="56655" table:style-name="ce1">
            <text:p>56655</text:p>
          </table:table-cell>
          <table:table-cell office:value-type="float" office:value="57010" table:style-name="ce1">
            <text:p>57010</text:p>
          </table:table-cell>
          <table:table-cell office:value-type="float" office:value="56293" table:style-name="ce1">
            <text:p>56293</text:p>
          </table:table-cell>
          <table:table-cell office:value-type="float" office:value="56242" table:style-name="ce1">
            <text:p>56242</text:p>
          </table:table-cell>
          <table:table-cell office:value-type="float" office:value="56101" table:style-name="ce1">
            <text:p>56101</text:p>
          </table:table-cell>
          <table:table-cell office:value-type="float" office:value="57640" table:style-name="ce1">
            <text:p>57640</text:p>
          </table:table-cell>
          <table:table-cell office:value-type="float" office:value="56461" table:style-name="ce1">
            <text:p>56461</text:p>
          </table:table-cell>
          <table:table-cell office:value-type="float" office:value="57546" table:style-name="ce1">
            <text:p>57546</text:p>
          </table:table-cell>
          <table:table-cell office:value-type="float" office:value="58279" table:style-name="ce1">
            <text:p>58279</text:p>
          </table:table-cell>
          <table:table-cell office:value-type="float" office:value="57866" table:style-name="ce1">
            <text:p>57866</text:p>
          </table:table-cell>
          <table:table-cell office:value-type="float" office:value="57702" table:style-name="ce1">
            <text:p>57702</text:p>
          </table:table-cell>
          <table:table-cell office:value-type="float" office:value="57712" table:style-name="ce1">
            <text:p>57712</text:p>
          </table:table-cell>
          <table:table-cell office:value-type="float" office:value="58095" table:style-name="ce1">
            <text:p>58095</text:p>
          </table:table-cell>
          <table:table-cell office:value-type="float" office:value="58027" table:style-name="ce1">
            <text:p>58027</text:p>
          </table:table-cell>
          <table:table-cell office:value-type="float" office:value="58926" table:style-name="ce1">
            <text:p>58926</text:p>
          </table:table-cell>
          <table:table-cell office:value-type="float" office:value="58517" table:style-name="ce1">
            <text:p>58517</text:p>
          </table:table-cell>
          <table:table-cell office:value-type="float" office:value="59238" table:style-name="ce1">
            <text:p>59238</text:p>
          </table:table-cell>
          <table:table-cell office:value-type="float" office:value="59359" table:style-name="ce1">
            <text:p>59359</text:p>
          </table:table-cell>
          <table:table-cell office:value-type="float" office:value="59785" table:style-name="ce1">
            <text:p>59785</text:p>
          </table:table-cell>
          <table:table-cell office:value-type="float" office:value="59782" table:style-name="ce1">
            <text:p>59782</text:p>
          </table:table-cell>
          <table:table-cell office:value-type="float" office:value="59981" table:style-name="ce1">
            <text:p>59981</text:p>
          </table:table-cell>
          <table:table-cell office:value-type="float" office:value="59861" table:style-name="ce1">
            <text:p>59861</text:p>
          </table:table-cell>
          <table:table-cell office:value-type="float" office:value="60304" table:style-name="ce1">
            <text:p>60304</text:p>
          </table:table-cell>
          <table:table-cell office:value-type="float" office:value="60168" table:style-name="ce1">
            <text:p>60168</text:p>
          </table:table-cell>
          <table:table-cell office:value-type="float" office:value="60369" table:style-name="ce1">
            <text:p>60369</text:p>
          </table:table-cell>
          <table:table-cell office:value-type="float" office:value="60431" table:style-name="ce1">
            <text:p>60431</text:p>
          </table:table-cell>
          <table:table-cell office:value-type="float" office:value="61190" table:style-name="ce1">
            <text:p>61190</text:p>
          </table:table-cell>
          <table:table-cell office:value-type="float" office:value="60391" table:style-name="ce1">
            <text:p>60391</text:p>
          </table:table-cell>
          <table:table-cell office:value-type="float" office:value="61364" table:style-name="ce1">
            <text:p>61364</text:p>
          </table:table-cell>
          <table:table-cell office:value-type="float" office:value="61407" table:style-name="ce1">
            <text:p>61407</text:p>
          </table:table-cell>
          <table:table-cell office:value-type="float" office:value="62263" table:style-name="ce1">
            <text:p>62263</text:p>
          </table:table-cell>
          <table:table-cell office:value-type="float" office:value="62652" table:style-name="ce1">
            <text:p>62652</text:p>
          </table:table-cell>
          <table:table-cell office:value-type="float" office:value="62900" table:style-name="ce1">
            <text:p>62900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+1.1</text:p>
          </table:table-cell>
          <table:table-cell office:value-type="float" office:value="37547" table:style-name="ce1">
            <text:p>37547</text:p>
          </table:table-cell>
          <table:table-cell office:value-type="float" office:value="38706" table:style-name="ce1">
            <text:p>38706</text:p>
          </table:table-cell>
          <table:table-cell office:value-type="float" office:value="39701" table:style-name="ce1">
            <text:p>39701</text:p>
          </table:table-cell>
          <table:table-cell office:value-type="float" office:value="40043" table:style-name="ce1">
            <text:p>40043</text:p>
          </table:table-cell>
          <table:table-cell office:value-type="float" office:value="41230" table:style-name="ce1">
            <text:p>41230</text:p>
          </table:table-cell>
          <table:table-cell office:value-type="float" office:value="42038" table:style-name="ce1">
            <text:p>42038</text:p>
          </table:table-cell>
          <table:table-cell office:value-type="float" office:value="42944" table:style-name="ce1">
            <text:p>42944</text:p>
          </table:table-cell>
          <table:table-cell office:value-type="float" office:value="43555" table:style-name="ce1">
            <text:p>43555</text:p>
          </table:table-cell>
          <table:table-cell office:value-type="float" office:value="43770" table:style-name="ce1">
            <text:p>43770</text:p>
          </table:table-cell>
          <table:table-cell office:value-type="float" office:value="44141" table:style-name="ce1">
            <text:p>44141</text:p>
          </table:table-cell>
          <table:table-cell office:value-type="float" office:value="44403" table:style-name="ce1">
            <text:p>44403</text:p>
          </table:table-cell>
          <table:table-cell office:value-type="float" office:value="44686" table:style-name="ce1">
            <text:p>44686</text:p>
          </table:table-cell>
          <table:table-cell office:value-type="float" office:value="46061" table:style-name="ce1">
            <text:p>46061</text:p>
          </table:table-cell>
          <table:table-cell office:value-type="float" office:value="46648" table:style-name="ce1">
            <text:p>46648</text:p>
          </table:table-cell>
          <table:table-cell office:value-type="float" office:value="46935" table:style-name="ce1">
            <text:p>46935</text:p>
          </table:table-cell>
          <table:table-cell office:value-type="float" office:value="47284" table:style-name="ce1">
            <text:p>47284</text:p>
          </table:table-cell>
          <table:table-cell office:value-type="float" office:value="47645" table:style-name="ce1">
            <text:p>47645</text:p>
          </table:table-cell>
          <table:table-cell office:value-type="float" office:value="47935" table:style-name="ce1">
            <text:p>47935</text:p>
          </table:table-cell>
          <table:table-cell office:value-type="float" office:value="48302" table:style-name="ce1">
            <text:p>48302</text:p>
          </table:table-cell>
          <table:table-cell office:value-type="float" office:value="48454" table:style-name="ce1">
            <text:p>48454</text:p>
          </table:table-cell>
          <table:table-cell office:value-type="float" office:value="48868" table:style-name="ce1">
            <text:p>48868</text:p>
          </table:table-cell>
          <table:table-cell office:value-type="float" office:value="49321" table:style-name="ce1">
            <text:p>49321</text:p>
          </table:table-cell>
          <table:table-cell office:value-type="float" office:value="49163" table:style-name="ce1">
            <text:p>49163</text:p>
          </table:table-cell>
          <table:table-cell office:value-type="float" office:value="49518" table:style-name="ce1">
            <text:p>49518</text:p>
          </table:table-cell>
          <table:table-cell office:value-type="float" office:value="49901" table:style-name="ce1">
            <text:p>49901</text:p>
          </table:table-cell>
          <table:table-cell office:value-type="float" office:value="50009" table:style-name="ce1">
            <text:p>50009</text:p>
          </table:table-cell>
          <table:table-cell office:value-type="float" office:value="50435" table:style-name="ce1">
            <text:p>50435</text:p>
          </table:table-cell>
          <table:table-cell office:value-type="float" office:value="50345" table:style-name="ce1">
            <text:p>50345</text:p>
          </table:table-cell>
          <table:table-cell office:value-type="float" office:value="50292" table:style-name="ce1">
            <text:p>50292</text:p>
          </table:table-cell>
          <table:table-cell office:value-type="float" office:value="51248" table:style-name="ce1">
            <text:p>51248</text:p>
          </table:table-cell>
          <table:table-cell office:value-type="float" office:value="50598" table:style-name="ce1">
            <text:p>50598</text:p>
          </table:table-cell>
          <table:table-cell office:value-type="float" office:value="51254" table:style-name="ce1">
            <text:p>51254</text:p>
          </table:table-cell>
          <table:table-cell office:value-type="float" office:value="51677" table:style-name="ce1">
            <text:p>51677</text:p>
          </table:table-cell>
          <table:table-cell office:value-type="float" office:value="51868" table:style-name="ce1">
            <text:p>51868</text:p>
          </table:table-cell>
          <table:table-cell office:value-type="float" office:value="51170" table:style-name="ce1">
            <text:p>51170</text:p>
          </table:table-cell>
          <table:table-cell office:value-type="float" office:value="51866" table:style-name="ce1">
            <text:p>51866</text:p>
          </table:table-cell>
          <table:table-cell office:value-type="float" office:value="51923" table:style-name="ce1">
            <text:p>51923</text:p>
          </table:table-cell>
          <table:table-cell office:value-type="float" office:value="52317" table:style-name="ce1">
            <text:p>52317</text:p>
          </table:table-cell>
          <table:table-cell office:value-type="float" office:value="51791" table:style-name="ce1">
            <text:p>51791</text:p>
          </table:table-cell>
          <table:table-cell office:value-type="float" office:value="51922" table:style-name="ce1">
            <text:p>51922</text:p>
          </table:table-cell>
          <table:table-cell office:value-type="float" office:value="52373" table:style-name="ce1">
            <text:p>52373</text:p>
          </table:table-cell>
          <table:table-cell office:value-type="float" office:value="52558" table:style-name="ce1">
            <text:p>52558</text:p>
          </table:table-cell>
          <table:table-cell office:value-type="float" office:value="52926" table:style-name="ce1">
            <text:p>52926</text:p>
          </table:table-cell>
          <table:table-cell office:value-type="float" office:value="52818" table:style-name="ce1">
            <text:p>52818</text:p>
          </table:table-cell>
          <table:table-cell office:value-type="float" office:value="52669" table:style-name="ce1">
            <text:p>52669</text:p>
          </table:table-cell>
          <table:table-cell office:value-type="float" office:value="53414" table:style-name="ce1">
            <text:p>53414</text:p>
          </table:table-cell>
          <table:table-cell office:value-type="float" office:value="54080" table:style-name="ce1">
            <text:p>54080</text:p>
          </table:table-cell>
          <table:table-cell office:value-type="float" office:value="53666" table:style-name="ce1">
            <text:p>53666</text:p>
          </table:table-cell>
          <table:table-cell office:value-type="float" office:value="53115" table:style-name="ce1">
            <text:p>53115</text:p>
          </table:table-cell>
          <table:table-cell office:value-type="float" office:value="53865" table:style-name="ce1">
            <text:p>53865</text:p>
          </table:table-cell>
          <table:table-cell office:value-type="float" office:value="53781" table:style-name="ce1">
            <text:p>53781</text:p>
          </table:table-cell>
          <table:table-cell office:value-type="float" office:value="54090" table:style-name="ce1">
            <text:p>54090</text:p>
          </table:table-cell>
          <table:table-cell office:value-type="float" office:value="54170" table:style-name="ce1">
            <text:p>54170</text:p>
          </table:table-cell>
          <table:table-cell office:value-type="float" office:value="54011" table:style-name="ce1">
            <text:p>54011</text:p>
          </table:table-cell>
          <table:table-cell office:value-type="float" office:value="54869" table:style-name="ce1">
            <text:p>54869</text:p>
          </table:table-cell>
          <table:table-cell office:value-type="float" office:value="54915" table:style-name="ce1">
            <text:p>54915</text:p>
          </table:table-cell>
          <table:table-cell office:value-type="float" office:value="55130" table:style-name="ce1">
            <text:p>55130</text:p>
          </table:table-cell>
          <table:table-cell office:value-type="float" office:value="55356" table:style-name="ce1">
            <text:p>55356</text:p>
          </table:table-cell>
          <table:table-cell office:value-type="float" office:value="55383" table:style-name="ce1">
            <text:p>55383</text:p>
          </table:table-cell>
          <table:table-cell office:value-type="float" office:value="55757" table:style-name="ce1">
            <text:p>55757</text:p>
          </table:table-cell>
          <table:table-cell office:value-type="float" office:value="55091" table:style-name="ce1">
            <text:p>55091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+1.1</text:p>
          </table:table-cell>
          <table:table-cell office:value-type="float" office:value="38316" table:style-name="ce1">
            <text:p>38316</text:p>
          </table:table-cell>
          <table:table-cell office:value-type="float" office:value="39620" table:style-name="ce1">
            <text:p>39620</text:p>
          </table:table-cell>
          <table:table-cell office:value-type="float" office:value="40321" table:style-name="ce1">
            <text:p>40321</text:p>
          </table:table-cell>
          <table:table-cell office:value-type="float" office:value="40942" table:style-name="ce1">
            <text:p>40942</text:p>
          </table:table-cell>
          <table:table-cell office:value-type="float" office:value="41695" table:style-name="ce1">
            <text:p>41695</text:p>
          </table:table-cell>
          <table:table-cell office:value-type="float" office:value="42720" table:style-name="ce1">
            <text:p>42720</text:p>
          </table:table-cell>
          <table:table-cell office:value-type="float" office:value="43499" table:style-name="ce1">
            <text:p>43499</text:p>
          </table:table-cell>
          <table:table-cell office:value-type="float" office:value="44548" table:style-name="ce1">
            <text:p>44548</text:p>
          </table:table-cell>
          <table:table-cell office:value-type="float" office:value="44788" table:style-name="ce1">
            <text:p>44788</text:p>
          </table:table-cell>
          <table:table-cell office:value-type="float" office:value="45217" table:style-name="ce1">
            <text:p>45217</text:p>
          </table:table-cell>
          <table:table-cell office:value-type="float" office:value="45564" table:style-name="ce1">
            <text:p>45564</text:p>
          </table:table-cell>
          <table:table-cell office:value-type="float" office:value="45642" table:style-name="ce1">
            <text:p>45642</text:p>
          </table:table-cell>
          <table:table-cell office:value-type="float" office:value="46851" table:style-name="ce1">
            <text:p>46851</text:p>
          </table:table-cell>
          <table:table-cell office:value-type="float" office:value="47548" table:style-name="ce1">
            <text:p>47548</text:p>
          </table:table-cell>
          <table:table-cell office:value-type="float" office:value="48379" table:style-name="ce1">
            <text:p>48379</text:p>
          </table:table-cell>
          <table:table-cell office:value-type="float" office:value="48324" table:style-name="ce1">
            <text:p>48324</text:p>
          </table:table-cell>
          <table:table-cell office:value-type="float" office:value="48397" table:style-name="ce1">
            <text:p>48397</text:p>
          </table:table-cell>
          <table:table-cell office:value-type="float" office:value="48666" table:style-name="ce1">
            <text:p>48666</text:p>
          </table:table-cell>
          <table:table-cell office:value-type="float" office:value="49803" table:style-name="ce1">
            <text:p>49803</text:p>
          </table:table-cell>
          <table:table-cell office:value-type="float" office:value="49943" table:style-name="ce1">
            <text:p>49943</text:p>
          </table:table-cell>
          <table:table-cell office:value-type="float" office:value="49612" table:style-name="ce1">
            <text:p>49612</text:p>
          </table:table-cell>
          <table:table-cell office:value-type="float" office:value="50144" table:style-name="ce1">
            <text:p>50144</text:p>
          </table:table-cell>
          <table:table-cell office:value-type="float" office:value="49996" table:style-name="ce1">
            <text:p>49996</text:p>
          </table:table-cell>
          <table:table-cell office:value-type="float" office:value="51055" table:style-name="ce1">
            <text:p>51055</text:p>
          </table:table-cell>
          <table:table-cell office:value-type="float" office:value="51488" table:style-name="ce1">
            <text:p>51488</text:p>
          </table:table-cell>
          <table:table-cell office:value-type="float" office:value="51345" table:style-name="ce1">
            <text:p>51345</text:p>
          </table:table-cell>
          <table:table-cell office:value-type="float" office:value="51843" table:style-name="ce1">
            <text:p>51843</text:p>
          </table:table-cell>
          <table:table-cell office:value-type="float" office:value="52217" table:style-name="ce1">
            <text:p>52217</text:p>
          </table:table-cell>
          <table:table-cell office:value-type="float" office:value="52269" table:style-name="ce1">
            <text:p>52269</text:p>
          </table:table-cell>
          <table:table-cell office:value-type="float" office:value="52784" table:style-name="ce1">
            <text:p>52784</text:p>
          </table:table-cell>
          <table:table-cell office:value-type="float" office:value="52581" table:style-name="ce1">
            <text:p>52581</text:p>
          </table:table-cell>
          <table:table-cell office:value-type="float" office:value="52903" table:style-name="ce1">
            <text:p>52903</text:p>
          </table:table-cell>
          <table:table-cell office:value-type="float" office:value="52467" table:style-name="ce1">
            <text:p>52467</text:p>
          </table:table-cell>
          <table:table-cell office:value-type="float" office:value="53603" table:style-name="ce1">
            <text:p>53603</text:p>
          </table:table-cell>
          <table:table-cell office:value-type="float" office:value="52652" table:style-name="ce1">
            <text:p>52652</text:p>
          </table:table-cell>
          <table:table-cell office:value-type="float" office:value="53355" table:style-name="ce1">
            <text:p>53355</text:p>
          </table:table-cell>
          <table:table-cell office:value-type="float" office:value="53813" table:style-name="ce1">
            <text:p>53813</text:p>
          </table:table-cell>
          <table:table-cell office:value-type="float" office:value="53481" table:style-name="ce1">
            <text:p>53481</text:p>
          </table:table-cell>
          <table:table-cell office:value-type="float" office:value="52999" table:style-name="ce1">
            <text:p>52999</text:p>
          </table:table-cell>
          <table:table-cell office:value-type="float" office:value="53335" table:style-name="ce1">
            <text:p>53335</text:p>
          </table:table-cell>
          <table:table-cell office:value-type="float" office:value="53858" table:style-name="ce1">
            <text:p>53858</text:p>
          </table:table-cell>
          <table:table-cell office:value-type="float" office:value="54050" table:style-name="ce1">
            <text:p>54050</text:p>
          </table:table-cell>
          <table:table-cell office:value-type="float" office:value="54793" table:style-name="ce1">
            <text:p>54793</text:p>
          </table:table-cell>
          <table:table-cell office:value-type="float" office:value="54503" table:style-name="ce1">
            <text:p>54503</text:p>
          </table:table-cell>
          <table:table-cell office:value-type="float" office:value="54328" table:style-name="ce1">
            <text:p>54328</text:p>
          </table:table-cell>
          <table:table-cell office:value-type="float" office:value="54849" table:style-name="ce1">
            <text:p>54849</text:p>
          </table:table-cell>
          <table:table-cell office:value-type="float" office:value="55012" table:style-name="ce1">
            <text:p>55012</text:p>
          </table:table-cell>
          <table:table-cell office:value-type="float" office:value="55029" table:style-name="ce1">
            <text:p>55029</text:p>
          </table:table-cell>
          <table:table-cell office:value-type="float" office:value="54313" table:style-name="ce1">
            <text:p>54313</text:p>
          </table:table-cell>
          <table:table-cell office:value-type="float" office:value="54727" table:style-name="ce1">
            <text:p>54727</text:p>
          </table:table-cell>
          <table:table-cell office:value-type="float" office:value="55095" table:style-name="ce1">
            <text:p>55095</text:p>
          </table:table-cell>
          <table:table-cell office:value-type="float" office:value="55273" table:style-name="ce1">
            <text:p>55273</text:p>
          </table:table-cell>
          <table:table-cell office:value-type="float" office:value="55261" table:style-name="ce1">
            <text:p>55261</text:p>
          </table:table-cell>
          <table:table-cell office:value-type="float" office:value="55374" table:style-name="ce1">
            <text:p>55374</text:p>
          </table:table-cell>
          <table:table-cell office:value-type="float" office:value="55705" table:style-name="ce1">
            <text:p>55705</text:p>
          </table:table-cell>
          <table:table-cell office:value-type="float" office:value="55659" table:style-name="ce1">
            <text:p>55659</text:p>
          </table:table-cell>
          <table:table-cell office:value-type="float" office:value="55612" table:style-name="ce1">
            <text:p>55612</text:p>
          </table:table-cell>
          <table:table-cell office:value-type="float" office:value="56224" table:style-name="ce1">
            <text:p>56224</text:p>
          </table:table-cell>
          <table:table-cell office:value-type="float" office:value="55752" table:style-name="ce1">
            <text:p>55752</text:p>
          </table:table-cell>
          <table:table-cell office:value-type="float" office:value="56226" table:style-name="ce1">
            <text:p>56226</text:p>
          </table:table-cell>
          <table:table-cell office:value-type="float" office:value="55219" table:style-name="ce1">
            <text:p>55219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+1.1</text:p>
          </table:table-cell>
          <table:table-cell office:value-type="float" office:value="41677" table:style-name="ce1">
            <text:p>41677</text:p>
          </table:table-cell>
          <table:table-cell office:value-type="float" office:value="42350" table:style-name="ce1">
            <text:p>42350</text:p>
          </table:table-cell>
          <table:table-cell office:value-type="float" office:value="44220" table:style-name="ce1">
            <text:p>44220</text:p>
          </table:table-cell>
          <table:table-cell office:value-type="float" office:value="44648" table:style-name="ce1">
            <text:p>44648</text:p>
          </table:table-cell>
          <table:table-cell office:value-type="float" office:value="46473" table:style-name="ce1">
            <text:p>46473</text:p>
          </table:table-cell>
          <table:table-cell office:value-type="float" office:value="47294" table:style-name="ce1">
            <text:p>47294</text:p>
          </table:table-cell>
          <table:table-cell office:value-type="float" office:value="47925" table:style-name="ce1">
            <text:p>47925</text:p>
          </table:table-cell>
          <table:table-cell office:value-type="float" office:value="48806" table:style-name="ce1">
            <text:p>48806</text:p>
          </table:table-cell>
          <table:table-cell office:value-type="float" office:value="49162" table:style-name="ce1">
            <text:p>49162</text:p>
          </table:table-cell>
          <table:table-cell office:value-type="float" office:value="49236" table:style-name="ce1">
            <text:p>49236</text:p>
          </table:table-cell>
          <table:table-cell office:value-type="float" office:value="50256" table:style-name="ce1">
            <text:p>50256</text:p>
          </table:table-cell>
          <table:table-cell office:value-type="float" office:value="49957" table:style-name="ce1">
            <text:p>49957</text:p>
          </table:table-cell>
          <table:table-cell office:value-type="float" office:value="51296" table:style-name="ce1">
            <text:p>51296</text:p>
          </table:table-cell>
          <table:table-cell office:value-type="float" office:value="52467" table:style-name="ce1">
            <text:p>52467</text:p>
          </table:table-cell>
          <table:table-cell office:value-type="float" office:value="52640" table:style-name="ce1">
            <text:p>52640</text:p>
          </table:table-cell>
          <table:table-cell office:value-type="float" office:value="53611" table:style-name="ce1">
            <text:p>53611</text:p>
          </table:table-cell>
          <table:table-cell office:value-type="float" office:value="53624" table:style-name="ce1">
            <text:p>53624</text:p>
          </table:table-cell>
          <table:table-cell office:value-type="float" office:value="52776" table:style-name="ce1">
            <text:p>52776</text:p>
          </table:table-cell>
          <table:table-cell office:value-type="float" office:value="54648" table:style-name="ce1">
            <text:p>54648</text:p>
          </table:table-cell>
          <table:table-cell office:value-type="float" office:value="54796" table:style-name="ce1">
            <text:p>54796</text:p>
          </table:table-cell>
          <table:table-cell office:value-type="float" office:value="54115" table:style-name="ce1">
            <text:p>54115</text:p>
          </table:table-cell>
          <table:table-cell office:value-type="float" office:value="52572" table:style-name="ce1">
            <text:p>52572</text:p>
          </table:table-cell>
          <table:table-cell office:value-type="float" office:value="55127" table:style-name="ce1">
            <text:p>55127</text:p>
          </table:table-cell>
          <table:table-cell office:value-type="float" office:value="55815" table:style-name="ce1">
            <text:p>55815</text:p>
          </table:table-cell>
          <table:table-cell office:value-type="float" office:value="55588" table:style-name="ce1">
            <text:p>55588</text:p>
          </table:table-cell>
          <table:table-cell office:value-type="float" office:value="56113" table:style-name="ce1">
            <text:p>56113</text:p>
          </table:table-cell>
          <table:table-cell office:value-type="float" office:value="57058" table:style-name="ce1">
            <text:p>57058</text:p>
          </table:table-cell>
          <table:table-cell office:value-type="float" office:value="57088" table:style-name="ce1">
            <text:p>57088</text:p>
          </table:table-cell>
          <table:table-cell office:value-type="float" office:value="57733" table:style-name="ce1">
            <text:p>57733</text:p>
          </table:table-cell>
          <table:table-cell office:value-type="float" office:value="57368" table:style-name="ce1">
            <text:p>57368</text:p>
          </table:table-cell>
          <table:table-cell office:value-type="float" office:value="56791" table:style-name="ce1">
            <text:p>56791</text:p>
          </table:table-cell>
          <table:table-cell office:value-type="float" office:value="57365" table:style-name="ce1">
            <text:p>57365</text:p>
          </table:table-cell>
          <table:table-cell office:value-type="float" office:value="57364" table:style-name="ce1">
            <text:p>57364</text:p>
          </table:table-cell>
          <table:table-cell office:value-type="float" office:value="57967" table:style-name="ce1">
            <text:p>57967</text:p>
          </table:table-cell>
          <table:table-cell office:value-type="float" office:value="57735" table:style-name="ce1">
            <text:p>57735</text:p>
          </table:table-cell>
          <table:table-cell office:value-type="float" office:value="57544" table:style-name="ce1">
            <text:p>57544</text:p>
          </table:table-cell>
          <table:table-cell office:value-type="float" office:value="57726" table:style-name="ce1">
            <text:p>57726</text:p>
          </table:table-cell>
          <table:table-cell office:value-type="float" office:value="59301" table:style-name="ce1">
            <text:p>59301</text:p>
          </table:table-cell>
          <table:table-cell office:value-type="float" office:value="58260" table:style-name="ce1">
            <text:p>58260</text:p>
          </table:table-cell>
          <table:table-cell office:value-type="float" office:value="58681" table:style-name="ce1">
            <text:p>58681</text:p>
          </table:table-cell>
          <table:table-cell office:value-type="float" office:value="58360" table:style-name="ce1">
            <text:p>58360</text:p>
          </table:table-cell>
          <table:table-cell office:value-type="float" office:value="58317" table:style-name="ce1">
            <text:p>58317</text:p>
          </table:table-cell>
          <table:table-cell office:value-type="float" office:value="58347" table:style-name="ce1">
            <text:p>58347</text:p>
          </table:table-cell>
          <table:table-cell office:value-type="float" office:value="58752" table:style-name="ce1">
            <text:p>58752</text:p>
          </table:table-cell>
          <table:table-cell office:value-type="float" office:value="58405" table:style-name="ce1">
            <text:p>58405</text:p>
          </table:table-cell>
          <table:table-cell office:value-type="float" office:value="58276" table:style-name="ce1">
            <text:p>58276</text:p>
          </table:table-cell>
          <table:table-cell office:value-type="float" office:value="58896" table:style-name="ce1">
            <text:p>58896</text:p>
          </table:table-cell>
          <table:table-cell office:value-type="float" office:value="59354" table:style-name="ce1">
            <text:p>59354</text:p>
          </table:table-cell>
          <table:table-cell office:value-type="float" office:value="58705" table:style-name="ce1">
            <text:p>58705</text:p>
          </table:table-cell>
          <table:table-cell office:value-type="float" office:value="58891" table:style-name="ce1">
            <text:p>58891</text:p>
          </table:table-cell>
          <table:table-cell office:value-type="float" office:value="59245" table:style-name="ce1">
            <text:p>59245</text:p>
          </table:table-cell>
          <table:table-cell office:value-type="float" office:value="58868" table:style-name="ce1">
            <text:p>58868</text:p>
          </table:table-cell>
          <table:table-cell office:value-type="float" office:value="59274" table:style-name="ce1">
            <text:p>59274</text:p>
          </table:table-cell>
          <table:table-cell office:value-type="float" office:value="57669" table:style-name="ce1">
            <text:p>57669</text:p>
          </table:table-cell>
          <table:table-cell office:value-type="float" office:value="58781" table:style-name="ce1">
            <text:p>58781</text:p>
          </table:table-cell>
          <table:table-cell office:value-type="float" office:value="59493" table:style-name="ce1">
            <text:p>59493</text:p>
          </table:table-cell>
          <table:table-cell office:value-type="float" office:value="58745" table:style-name="ce1">
            <text:p>58745</text:p>
          </table:table-cell>
          <table:table-cell office:value-type="float" office:value="59200" table:style-name="ce1">
            <text:p>59200</text:p>
          </table:table-cell>
          <table:table-cell office:value-type="float" office:value="58412" table:style-name="ce1">
            <text:p>58412</text:p>
          </table:table-cell>
          <table:table-cell office:value-type="float" office:value="59033" table:style-name="ce1">
            <text:p>59033</text:p>
          </table:table-cell>
          <table:table-cell office:value-type="float" office:value="58218" table:style-name="ce1">
            <text:p>58218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+1.2</text:p>
          </table:table-cell>
          <table:table-cell office:value-type="float" office:value="46112" table:style-name="ce1">
            <text:p>46112</text:p>
          </table:table-cell>
          <table:table-cell office:value-type="float" office:value="47848" table:style-name="ce1">
            <text:p>47848</text:p>
          </table:table-cell>
          <table:table-cell office:value-type="float" office:value="49399" table:style-name="ce1">
            <text:p>49399</text:p>
          </table:table-cell>
          <table:table-cell office:value-type="float" office:value="50220" table:style-name="ce1">
            <text:p>50220</text:p>
          </table:table-cell>
          <table:table-cell office:value-type="float" office:value="51748" table:style-name="ce1">
            <text:p>51748</text:p>
          </table:table-cell>
          <table:table-cell office:value-type="float" office:value="52729" table:style-name="ce1">
            <text:p>52729</text:p>
          </table:table-cell>
          <table:table-cell office:value-type="float" office:value="53511" table:style-name="ce1">
            <text:p>53511</text:p>
          </table:table-cell>
          <table:table-cell office:value-type="float" office:value="54741" table:style-name="ce1">
            <text:p>54741</text:p>
          </table:table-cell>
          <table:table-cell office:value-type="float" office:value="55958" table:style-name="ce1">
            <text:p>55958</text:p>
          </table:table-cell>
          <table:table-cell office:value-type="float" office:value="56504" table:style-name="ce1">
            <text:p>56504</text:p>
          </table:table-cell>
          <table:table-cell office:value-type="float" office:value="57586" table:style-name="ce1">
            <text:p>57586</text:p>
          </table:table-cell>
          <table:table-cell office:value-type="float" office:value="58155" table:style-name="ce1">
            <text:p>58155</text:p>
          </table:table-cell>
          <table:table-cell office:value-type="float" office:value="59128" table:style-name="ce1">
            <text:p>59128</text:p>
          </table:table-cell>
          <table:table-cell office:value-type="float" office:value="59674" table:style-name="ce1">
            <text:p>59674</text:p>
          </table:table-cell>
          <table:table-cell office:value-type="float" office:value="60609" table:style-name="ce1">
            <text:p>60609</text:p>
          </table:table-cell>
          <table:table-cell office:value-type="float" office:value="61080" table:style-name="ce1">
            <text:p>61080</text:p>
          </table:table-cell>
          <table:table-cell office:value-type="float" office:value="61696" table:style-name="ce1">
            <text:p>61696</text:p>
          </table:table-cell>
          <table:table-cell office:value-type="float" office:value="62290" table:style-name="ce1">
            <text:p>62290</text:p>
          </table:table-cell>
          <table:table-cell office:value-type="float" office:value="62868" table:style-name="ce1">
            <text:p>62868</text:p>
          </table:table-cell>
          <table:table-cell office:value-type="float" office:value="63724" table:style-name="ce1">
            <text:p>63724</text:p>
          </table:table-cell>
          <table:table-cell office:value-type="float" office:value="63921" table:style-name="ce1">
            <text:p>63921</text:p>
          </table:table-cell>
          <table:table-cell office:value-type="float" office:value="64468" table:style-name="ce1">
            <text:p>64468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+1.2</text:p>
          </table:table-cell>
          <table:table-cell office:value-type="float" office:value="42490" table:style-name="ce1">
            <text:p>42490</text:p>
          </table:table-cell>
          <table:table-cell office:value-type="float" office:value="44059" table:style-name="ce1">
            <text:p>44059</text:p>
          </table:table-cell>
          <table:table-cell office:value-type="float" office:value="45974" table:style-name="ce1">
            <text:p>45974</text:p>
          </table:table-cell>
          <table:table-cell office:value-type="float" office:value="46630" table:style-name="ce1">
            <text:p>46630</text:p>
          </table:table-cell>
          <table:table-cell office:value-type="float" office:value="48163" table:style-name="ce1">
            <text:p>48163</text:p>
          </table:table-cell>
          <table:table-cell office:value-type="float" office:value="48806" table:style-name="ce1">
            <text:p>48806</text:p>
          </table:table-cell>
          <table:table-cell office:value-type="float" office:value="49368" table:style-name="ce1">
            <text:p>49368</text:p>
          </table:table-cell>
          <table:table-cell office:value-type="float" office:value="50853" table:style-name="ce1">
            <text:p>50853</text:p>
          </table:table-cell>
          <table:table-cell office:value-type="float" office:value="51800" table:style-name="ce1">
            <text:p>51800</text:p>
          </table:table-cell>
          <table:table-cell office:value-type="float" office:value="52409" table:style-name="ce1">
            <text:p>52409</text:p>
          </table:table-cell>
          <table:table-cell office:value-type="float" office:value="53473" table:style-name="ce1">
            <text:p>53473</text:p>
          </table:table-cell>
          <table:table-cell office:value-type="float" office:value="53955" table:style-name="ce1">
            <text:p>53955</text:p>
          </table:table-cell>
          <table:table-cell office:value-type="float" office:value="55270" table:style-name="ce1">
            <text:p>55270</text:p>
          </table:table-cell>
          <table:table-cell office:value-type="float" office:value="55919" table:style-name="ce1">
            <text:p>55919</text:p>
          </table:table-cell>
          <table:table-cell office:value-type="float" office:value="56595" table:style-name="ce1">
            <text:p>56595</text:p>
          </table:table-cell>
          <table:table-cell office:value-type="float" office:value="57219" table:style-name="ce1">
            <text:p>57219</text:p>
          </table:table-cell>
          <table:table-cell office:value-type="float" office:value="57770" table:style-name="ce1">
            <text:p>57770</text:p>
          </table:table-cell>
          <table:table-cell office:value-type="float" office:value="58209" table:style-name="ce1">
            <text:p>58209</text:p>
          </table:table-cell>
          <table:table-cell office:value-type="float" office:value="58570" table:style-name="ce1">
            <text:p>58570</text:p>
          </table:table-cell>
          <table:table-cell office:value-type="float" office:value="59328" table:style-name="ce1">
            <text:p>59328</text:p>
          </table:table-cell>
          <table:table-cell office:value-type="float" office:value="59783" table:style-name="ce1">
            <text:p>59783</text:p>
          </table:table-cell>
          <table:table-cell office:value-type="float" office:value="60619" table:style-name="ce1">
            <text:p>60619</text:p>
          </table:table-cell>
          <table:table-cell office:value-type="float" office:value="61163" table:style-name="ce1">
            <text:p>61163</text:p>
          </table:table-cell>
          <table:table-cell office:value-type="float" office:value="61984" table:style-name="ce1">
            <text:p>61984</text:p>
          </table:table-cell>
          <table:table-cell office:value-type="float" office:value="61989" table:style-name="ce1">
            <text:p>61989</text:p>
          </table:table-cell>
          <table:table-cell office:value-type="float" office:value="62390" table:style-name="ce1">
            <text:p>62390</text:p>
          </table:table-cell>
          <table:table-cell office:value-type="float" office:value="62370" table:style-name="ce1">
            <text:p>62370</text:p>
          </table:table-cell>
          <table:table-cell office:value-type="float" office:value="63186" table:style-name="ce1">
            <text:p>63186</text:p>
          </table:table-cell>
          <table:table-cell office:value-type="float" office:value="63606" table:style-name="ce1">
            <text:p>63606</text:p>
          </table:table-cell>
          <table:table-cell office:value-type="float" office:value="63518" table:style-name="ce1">
            <text:p>63518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table:number-columns-repeated="16322"/>
        </table:table-row>
        <table:table-row table:style-name="ro1">
          <table:table-cell office:value-type="string" table:style-name="ce5">
            <text:p>MCT+1.2</text:p>
          </table:table-cell>
          <table:table-cell office:value-type="float" office:value="44415" table:style-name="ce1">
            <text:p>44415</text:p>
          </table:table-cell>
          <table:table-cell office:value-type="float" office:value="45682" table:style-name="ce1">
            <text:p>45682</text:p>
          </table:table-cell>
          <table:table-cell office:value-type="float" office:value="47411" table:style-name="ce1">
            <text:p>47411</text:p>
          </table:table-cell>
          <table:table-cell office:value-type="float" office:value="48146" table:style-name="ce1">
            <text:p>48146</text:p>
          </table:table-cell>
          <table:table-cell office:value-type="float" office:value="49852" table:style-name="ce1">
            <text:p>49852</text:p>
          </table:table-cell>
          <table:table-cell office:value-type="float" office:value="50695" table:style-name="ce1">
            <text:p>50695</text:p>
          </table:table-cell>
          <table:table-cell office:value-type="float" office:value="51375" table:style-name="ce1">
            <text:p>51375</text:p>
          </table:table-cell>
          <table:table-cell office:value-type="float" office:value="52518" table:style-name="ce1">
            <text:p>52518</text:p>
          </table:table-cell>
          <table:table-cell office:value-type="float" office:value="53520" table:style-name="ce1">
            <text:p>53520</text:p>
          </table:table-cell>
          <table:table-cell office:value-type="float" office:value="54725" table:style-name="ce1">
            <text:p>54725</text:p>
          </table:table-cell>
          <table:table-cell office:value-type="float" office:value="55530" table:style-name="ce1">
            <text:p>55530</text:p>
          </table:table-cell>
          <table:table-cell office:value-type="float" office:value="56392" table:style-name="ce1">
            <text:p>56392</text:p>
          </table:table-cell>
          <table:table-cell office:value-type="float" office:value="57784" table:style-name="ce1">
            <text:p>57784</text:p>
          </table:table-cell>
          <table:table-cell office:value-type="float" office:value="58098" table:style-name="ce1">
            <text:p>58098</text:p>
          </table:table-cell>
          <table:table-cell office:value-type="float" office:value="58942" table:style-name="ce1">
            <text:p>58942</text:p>
          </table:table-cell>
          <table:table-cell office:value-type="float" office:value="59911" table:style-name="ce1">
            <text:p>59911</text:p>
          </table:table-cell>
          <table:table-cell office:value-type="float" office:value="60128" table:style-name="ce1">
            <text:p>60128</text:p>
          </table:table-cell>
          <table:table-cell office:value-type="float" office:value="60558" table:style-name="ce1">
            <text:p>60558</text:p>
          </table:table-cell>
          <table:table-cell office:value-type="float" office:value="61963" table:style-name="ce1">
            <text:p>61963</text:p>
          </table:table-cell>
          <table:table-cell office:value-type="float" office:value="61913" table:style-name="ce1">
            <text:p>61913</text:p>
          </table:table-cell>
          <table:table-cell office:value-type="float" office:value="62846" table:style-name="ce1">
            <text:p>62846</text:p>
          </table:table-cell>
          <table:table-cell office:value-type="float" office:value="63325" table:style-name="ce1">
            <text:p>63325</text:p>
          </table:table-cell>
          <table:table-cell office:value-type="float" office:value="63513" table:style-name="ce1">
            <text:p>63513</text:p>
          </table:table-cell>
          <table:table-cell office:value-type="float" office:value="63980" table:style-name="ce1">
            <text:p>63980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office:value-type="string" table:style-name="ce6">
            <text:p>OVER</text:p>
          </table:table-cell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Influx in 1 mM Lactat, Zellen 1:1 verdünnt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2">
            <text:p>19.11.2025 11:01:00</text:p>
          </table:table-cell>
          <table:table-cell table:number-columns-repeated="16382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Sheet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2" svg:x="4.3125in" svg:y="0.0104166666666667in" svg:width="1.33333333333333in" svg:height="0.895833333333333in">
              <dc:creator>Hiwibeit</dc:creator>
              <text:p><text:span text:style-name="T1">Tecan.At.Common, 3.9.1.0</text:span></text:p>
              <text:p><text:span text:style-name="T1">Tecan.At.Common.DocumentManagement, 3.9.1.0</text:span></text:p>
              <text:p><text:span text:style-name="T1">Tecan.At.Common.DocumentManagement.Reader, 3.6.1.0</text:span></text:p>
              <text:p><text:span text:style-name="T1">Tecan.At.Common.MCS, 3.9.1.0</text:span></text:p>
              <text:p><text:span text:style-name="T1">Tecan.At.Common.Results, 3.9.1.0</text:span></text:p>
              <text:p><text:span text:style-name="T1">Tecan.At.Common.UI, 3.9.1.0</text:span></text:p>
              <text:p><text:span text:style-name="T1">Tecan.At.Common.UI.resources, 3.9.1.0</text:span></text:p>
              <text:p><text:span text:style-name="T1">Tecan.At.Communication.Common, 3.9.1.0</text:span></text:p>
              <text:p><text:span text:style-name="T1">Tecan.At.Communication.Port.IP, 3.9.1.0</text:span></text:p>
              <text:p><text:span text:style-name="T1">Tecan.At.Communication.Port.RS232, 3.9.1.0</text:span></text:p>
              <text:p><text:span text:style-name="T1">Tecan.At.Communication.Port.SIM.Common, 3.9.1.0</text:span></text:p>
              <text:p><text:span text:style-name="T1">Tecan.At.Communication.Port.SIM.Common.resources, 3.9.1.0</text:span></text:p>
              <text:p><text:span text:style-name="T1">Tecan.At.Communication.Port.USB, 3.9.1.0</text:span></text:p>
              <text:p><text:span text:style-name="T1">Tecan.At.Communication.Server, 3.9.1.0</text:span></text:p>
              <text:p><text:span text:style-name="T1">Tecan.At.Communication.SIM.AMR, 3.6.1.0</text:span></text:p>
              <text:p><text:span text:style-name="T1">Tecan.At.Communication.SIM.AMR.resources, 3.6.1.0</text:span></text:p>
              <text:p><text:span text:style-name="T1">Tecan.At.Communication.SIM.AMRPlus, 3.6.1.0</text:span></text:p>
              <text:p><text:span text:style-name="T1">Tecan.At.Communication.SIM.AMRPlus.resources, 3.6.1.0</text:span></text:p>
              <text:p><text:span text:style-name="T1">Tecan.At.Communication.SIM.Connect, 3.9.1.0</text:span></text:p>
              <text:p><text:span text:style-name="T1">Tecan.At.Communication.SIM.GeniosUltra, 3.6.1.0</text:span></text:p>
              <text:p><text:span text:style-name="T1">Tecan.At.Communication.SIM.GeniosUltra.resources, 3.6.1.0</text:span></text:p>
              <text:p><text:span text:style-name="T1">Tecan.At.Communication.SIM.Safire3, 3.6.1.0</text:span></text:p>
              <text:p><text:span text:style-name="T1">Tecan.At.Communication.SIM.Safire3.resources, 3.6.1.0</text:span></text:p>
              <text:p><text:span text:style-name="T1">Tecan.At.Communication.SIM.Safire3Pro, 3.6.1.0</text:span></text:p>
              <text:p><text:span text:style-name="T1">Tecan.At.Communication.SIM.Safire3Pro.resources, 3.6.1.0</text:span></text:p>
              <text:p><text:span text:style-name="T1">Tecan.At.Communication.SIM.SunriseMini, 3.6.1.0</text:span></text:p>
              <text:p><text:span text:style-name="T1">Tecan.At.Communication.SIM.SunriseMini.resources, 3.6.1.0</text:span></text:p>
              <text:p><text:span text:style-name="T1">Tecan.At.Instrument.Common, 3.9.1.0</text:span></text:p>
              <text:p><text:span text:style-name="T1">Tecan.At.Instrument.Common.GCM, 3.9.1.0</text:span></text:p>
              <text:p><text:span text:style-name="T1">Tecan.At.Instrument.Common.Reader, 3.6.1.0</text:span></text:p>
              <text:p><text:span text:style-name="T1">Tecan.At.Instrument.Common.Stacker, 3.9.1.0</text:span></text:p>
              <text:p><text:span text:style-name="T1">Tecan.At.Instrument.Gas.GCM, 3.9.1.0</text:span></text:p>
              <text:p><text:span text:style-name="T1">Tecan.At.Instrument.GCM.Server, 3.9.1.0</text:span></text:p>
              <text:p><text:span text:style-name="T1">Tecan.At.Instrument.Reader.AMR, 3.6.1.0</text:span></text:p>
              <text:p><text:span text:style-name="T1">Tecan.At.Instrument.Reader.AMRPlus, 3.6.1.0</text:span></text:p>
              <text:p><text:span text:style-name="T1">Tecan.At.Instrument.Reader.GeniosUltra, 3.6.1.0</text:span></text:p>
              <text:p><text:span text:style-name="T1">Tecan.At.Instrument.Reader.Safire3, 3.6.1.0</text:span></text:p>
              <text:p><text:span text:style-name="T1">Tecan.At.Instrument.Reader.Safire3Pro, 3.6.1.0</text:span></text:p>
              <text:p><text:span text:style-name="T1">Tecan.At.Instrument.Reader.SunriseMini, 3.6.1.0</text:span></text:p>
              <text:p><text:span text:style-name="T1">Tecan.At.Instrument.Server, 3.9.1.0</text:span></text:p>
              <text:p><text:span text:style-name="T1">Tecan.At.Instrument.Server.resources, 3.9.1.0</text:span></text:p>
              <text:p><text:span text:style-name="T1">Tecan.At.Instrument.Stacker.Connect, 3.9.1.0</text:span></text:p>
              <text:p><text:span text:style-name="T1">Tecan.At.Instrument.Stacker.Server, 3.9.1.0</text:span></text:p>
              <text:p><text:span text:style-name="T1">Tecan.At.Measurement.BuiltInTest.Common, 3.6.1.0</text:span></text:p>
              <text:p><text:span text:style-name="T1">Tecan.At.Measurement.Common, 3.6.1.0</text:span></text:p>
              <text:p><text:span text:style-name="T1">Tecan.At.Measurement.Server, 3.6.1.0</text:span></text:p>
              <text:p><text:span text:style-name="T1">Tecan.At.XFluor, 2.0.10.0</text:span></text:p>
              <text:p><text:span text:style-name="T1">Tecan.At.XFluor.Connect.Reader, 2.0.10.0</text:span></text:p>
              <text:p><text:span text:style-name="T1">Tecan.At.XFluor.Connect.Reader.resources, 2.0.10.0</text:span></text:p>
              <text:p><text:span text:style-name="T1">Tecan.At.XFluor.Core, 2.0.10.0</text:span></text:p>
              <text:p><text:span text:style-name="T1">Tecan.At.XFluor.Core.resources, 2.0.10.0</text:span></text:p>
              <text:p><text:span text:style-name="T1">Tecan.At.XFluor.Device, 2.0.10.0</text:span></text:p>
              <text:p><text:span text:style-name="T1">Tecan.At.XFluor.Device.AMR, 2.0.10.0</text:span></text:p>
              <text:p><text:span text:style-name="T1">Tecan.At.XFluor.Device.AMR.resources, 2.0.10.0</text:span></text:p>
              <text:p><text:span text:style-name="T1">Tecan.At.XFluor.Device.AMRPlus, 2.0.10.0</text:span></text:p>
              <text:p><text:span text:style-name="T1">Tecan.At.XFluor.Device.GeniosUltra, 2.0.10.0</text:span></text:p>
              <text:p><text:span text:style-name="T1">Tecan.At.XFluor.Device.Reader, 2.0.10.0</text:span></text:p>
              <text:p><text:span text:style-name="T1">Tecan.At.XFluor.Device.resources, 2.0.10.0</text:span></text:p>
              <text:p><text:span text:style-name="T1">Tecan.At.XFluor.Device.Safire3, 2.0.10.0</text:span></text:p>
              <text:p><text:span text:style-name="T1">Tecan.At.XFluor.Device.Safire3Pro, 2.0.10.0</text:span></text:p>
              <text:p><text:span text:style-name="T1">Tecan.At.XFluor.Device.SunriseMini, 2.0.10.0</text:span></text:p>
              <text:p><text:span text:style-name="T1">Tecan.At.XFluor.ExcelOutput, 2.0.10.0</text:span></text:p>
              <text:p><text:span text:style-name="T1">Tecan.At.XFluor.NanoQuant, 2.0.10.0</text:span></text:p>
              <text:p><text:span text:style-name="T1">Tecan.At.XFluor.NanoQuant.resources, 2.0.10.0</text:span></text:p>
              <text:p><text:span text:style-name="T1">Tecan.At.XFluor.ReaderEditor, 2.0.10.0</text:span></text:p>
              <text:p><text:span text:style-name="T1">Tecan.At.XFluor.ReaderEditor.resources, 2.0.10.0</text:span></text:p>
              <text:p><text:span text:style-name="T1">Tecan.At.XFluor.resources, 2.0.10.0</text:span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3" svg:x="4.3125in" svg:y="0.302083333333333in" svg:width="1.33333333333333in" svg:height="0.895833333333333in">
              <dc:creator>Hiwibeit</dc:creator>
              <text:p><text:span text:style-name="T1">EHC, V_2.02_11/06_InfiniTe (Dec 13 2006/16.18.16)</text:span></text:p>
              <text:p><text:span text:style-name="T1">MTP, V_2.02_11/06_InfiniTe (Dec 13 2006/16.18.16)</text:span></text:p>
              <text:p><text:span text:style-name="T1">FIL, V_2.00_04/06_FILTER (Apr <text:s/>5 2006/11.37.11)</text:span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9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2">
            <text:p>10:46:4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Transparent Polystyrene Cat. No.: 655101/655161/655192 [GRE96ft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chütteln (Linear) Dauer: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s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3">
            <text:p>Schütteln (Linear) Amplitude: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mm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iste der Aktionen in diesem Mess-Script: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Kinetik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3">
            <text:p>Fluoreszenz</text:p>
          </table:table-cell>
          <table:table-cell table:number-columns-repeated="11" table:style-name="ce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10M0S" table:style-name="ce4">
            <text:p>00:10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10S" table:style-name="ce4">
            <text:p>00:00: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142" table:style-name="ce1">
            <text:p>142</text:p>
          </table:table-cell>
          <table:table-cell office:value-type="string" table:style-name="ce1">
            <text:p>Optimal (100%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A1-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2">
            <text:p>19.11.2025 10:47:0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Zyklus Nr.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1</text:p>
          </table:table-cell>
          <table:table-cell office:value-type="float" office:value="42751" table:style-name="ce1">
            <text:p>42751</text:p>
          </table:table-cell>
          <table:table-cell office:value-type="float" office:value="42138" table:style-name="ce1">
            <text:p>4213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2</text:p>
          </table:table-cell>
          <table:table-cell office:value-type="float" office:value="42135" table:style-name="ce1">
            <text:p>42135</text:p>
          </table:table-cell>
          <table:table-cell office:value-type="float" office:value="42201" table:style-name="ce1">
            <text:p>422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3</text:p>
          </table:table-cell>
          <table:table-cell office:value-type="float" office:value="42096" table:style-name="ce1">
            <text:p>42096</text:p>
          </table:table-cell>
          <table:table-cell office:value-type="float" office:value="42207" table:style-name="ce1">
            <text:p>422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1</text:p>
          </table:table-cell>
          <table:table-cell office:value-type="float" office:value="42216" table:style-name="ce1">
            <text:p>42216</text:p>
          </table:table-cell>
          <table:table-cell office:value-type="float" office:value="42292" table:style-name="ce1">
            <text:p>4229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2</text:p>
          </table:table-cell>
          <table:table-cell office:value-type="float" office:value="42332" table:style-name="ce1">
            <text:p>42332</text:p>
          </table:table-cell>
          <table:table-cell office:value-type="float" office:value="42425" table:style-name="ce1">
            <text:p>424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3</text:p>
          </table:table-cell>
          <table:table-cell office:value-type="float" office:value="42187" table:style-name="ce1">
            <text:p>42187</text:p>
          </table:table-cell>
          <table:table-cell office:value-type="float" office:value="42493" table:style-name="ce1">
            <text:p>4249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C1</text:p>
          </table:table-cell>
          <table:table-cell office:value-type="float" office:value="42467" table:style-name="ce1">
            <text:p>42467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2</text:p>
          </table:table-cell>
          <table:table-cell office:value-type="float" office:value="42181" table:style-name="ce1">
            <text:p>4218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3</text:p>
          </table:table-cell>
          <table:table-cell office:value-type="float" office:value="42537" table:style-name="ce1">
            <text:p>42537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Endzeit:</text:p>
          </table:table-cell>
          <table:table-cell table:number-columns-repeated="16383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Tabelle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ime-style style:name="N26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can.At.Excel.Attenuation" style:family="table-cell" style:data-style-name="N0">
      <style:table-cell-properties style:vertical-align="automatic" fo:background-color="#B0C4DE"/>
      <style:text-properties fo:color="#000000"/>
    </style:style>
    <style:style style:name="Tecan.At.Excel.AutoGain_0" style:family="table-cell" style:data-style-name="N0">
      <style:table-cell-properties style:vertical-align="automatic" fo:background-color="#FFFFFF"/>
      <style:text-properties fo:color="#000000"/>
    </style:style>
    <style:style style:name="Tecan.At.Excel.Error" style:family="table-cell" style:data-style-name="N0">
      <style:table-cell-properties style:vertical-align="automatic" fo:background-color="#FF0000"/>
      <style:text-properties fo:color="#FFFFFF"/>
    </style:style>
    <style:style style:name="Tecan.At.Excel.GFactorAndMeasurementBlank" style:family="table-cell" style:data-style-name="N0">
      <style:table-cell-properties style:vertical-align="automatic" fo:background-color="#ADFF2F"/>
      <style:text-properties fo:color="#000000"/>
    </style:style>
    <style:style style:name="Tecan.At.Excel.GFactorBlank" style:family="table-cell" style:data-style-name="N0">
      <style:table-cell-properties style:vertical-align="automatic" fo:background-color="#00FF00"/>
      <style:text-properties fo:color="#000000"/>
    </style:style>
    <style:style style:name="Tecan.At.Excel.GFactorReference" style:family="table-cell" style:data-style-name="N0">
      <style:table-cell-properties style:vertical-align="automatic" fo:background-color="#ADD8E6"/>
      <style:text-properties fo:color="#000000"/>
    </style:style>
    <style:style style:name="Tecan.At.Excel.MeasurementBlank" style:family="table-cell" style:data-style-name="N0">
      <style:table-cell-properties style:vertical-align="automatic" fo:background-color="#FFFF0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iwibeit</meta:initial-creator>
    <dc:creator>Hiwibeit</dc:creator>
    <meta:creation-date>2025-11-19T09:46:38Z</meta:creation-date>
    <dc:date>2025-11-19T10:08:51Z</dc:date>
    <meta:editing-duration>PT0S</meta:editing-duration>
  </office:meta>
</office:document-meta>
</file>